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1.8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ce4"/>
        <table:table-row table:style-name="ro2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na Valeur=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na Blan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68 Liste des codes : NOEMIE OC entité EXE-SPE annexe 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70 Date de l'acte. Attention format de date différ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76 4+1</text:p>
          </table:table-cell>
          <table:table-cell/>
          <table:table-cell office:value-type="string" calcext:value-type="string">
            <text:p>4+1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81 Attention format différent : compléter par 0 dev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83 4+2</text:p>
          </table:table-cell>
          <table:table-cell/>
          <table:table-cell office:value-type="string" calcext:value-type="string">
            <text:p>4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89 Compléter par « 0 » dev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91 5+2 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98 6+2. Attention format différent : compléter par 0 devant 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08 6+2. Attention format différent : compléter par 0 devant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15 6+2. Attention format différent : compléter par 0 devant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23 5+2. Attention format différent : compléter par 0 devant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Filler</text:p>
          </table:table-cell>
          <table:table-cell office:value-type="string" calcext:value-type="string">
            <text:p>F1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Type d’unité fonctionnelle de consultations</text:p>
          </table:table-cell>
          <table:table-cell office:value-type="string" calcext:value-type="string">
            <text:p>TUF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ote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 CP 71 1+4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2">
          <table:table-cell office:value-type="string" calcext:value-type="string">
            <office:annotation draw:style-name="gr9" draw:text-style-name="P1" svg:width="12.587cm" svg:height="5.366cm" svg:x="1.933cm" svg:y="14.936cm" draw:caption-point-x="-0.666cm" draw:caption-point-y="-0.45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2" table:number-rows-repeated="104854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4" table:default-cell-style-name="Default"/>
        <table:table-row table:style-name="ro3">
          <table:table-cell office:value-type="string" calcext:value-type="string">
            <text:p>Infos du RSFA, prises sur le manuel PREFACE 2.8.0.2 au paragraphe 6.2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e format est applicable à partir de M03 2018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Il n'y a pas eu de changements par rapport à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35:58.5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37:06.202000000</dc:date>
    <meta:editing-duration>PT2H36M51S</meta:editing-duration>
    <meta:editing-cycles>43</meta:editing-cycles>
    <meta:document-statistic meta:table-count="2" meta:cell-count="322" meta:object-count="0"/>
  </office:meta>
</office:document-meta>
</file>